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keThisQueryBuilder.LikeThisQueryBuilder( Analyzer analyzer , String [ ] defaultFiel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keThisQueryBuilder.getQuery( Element 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